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62cm"/>
    </style:style>
    <style:style style:name="co3" style:family="table-column">
      <style:table-column-properties fo:break-before="auto" style:column-width="5.168cm"/>
    </style:style>
    <style:style style:name="co4" style:family="table-column">
      <style:table-column-properties fo:break-before="auto" style:column-width="4.561cm"/>
    </style:style>
    <style:style style:name="co5" style:family="table-column">
      <style:table-column-properties fo:break-before="auto" style:column-width="4.367cm"/>
    </style:style>
    <style:style style:name="co6" style:family="table-column">
      <style:table-column-properties fo:break-before="auto" style:column-width="3.427cm"/>
    </style:style>
    <style:style style:name="co7" style:family="table-column">
      <style:table-column-properties fo:break-before="auto" style:column-width="3.81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84cm" svg:height="9.013cm" svg:x="1.03cm" svg:y="30.988cm">
            <draw:object draw:notify-on-update-of-ranges="Arkusz1.B2:Arkusz1.B9 Arkusz1.G1:Arkusz1.G1 Arkusz1.G2:Arkusz1.G9 Arkusz1.H1:Arkusz1.H1 Arkusz1.H2:Arkusz1.H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84cm" svg:height="8.987cm" svg:x="19.103cm" svg:y="31.112cm">
            <draw:object draw:notify-on-update-of-ranges="Arkusz1.A12:Arkusz1.A19 Arkusz1.G11:Arkusz1.G11 Arkusz1.G12:Arkusz1.G19 Arkusz1.H11:Arkusz1.H11 Arkusz1.H12:Arkusz1.H1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84cm" svg:height="8.987cm" svg:x="1.671cm" svg:y="10.773cm">
            <draw:object draw:notify-on-update-of-ranges="Arkusz1.B2:Arkusz1.B9 Arkusz1.C1:Arkusz1.C1 Arkusz1.C2:Arkusz1.C9 Arkusz1.D1:Arkusz1.D1 Arkusz1.D2:Arkusz1.D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84cm" svg:height="8.986cm" svg:x="18.435cm" svg:y="10.56cm">
            <draw:object draw:notify-on-update-of-ranges="Arkusz1.A12:Arkusz1.A19 Arkusz1.C11:Arkusz1.C11 Arkusz1.C12:Arkusz1.C19 Arkusz1.D11:Arkusz1.D11 Arkusz1.D12:Arkusz1.D1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84cm" svg:height="8.987cm" svg:x="1.615cm" svg:y="20.907cm">
            <draw:object draw:notify-on-update-of-ranges="Arkusz1.B2:Arkusz1.B9 Arkusz1.E1:Arkusz1.E1 Arkusz1.E2:Arkusz1.E9 Arkusz1.F1:Arkusz1.F1 Arkusz1.F2:Arkusz1.F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85cm" svg:height="8.987cm" svg:x="18.379cm" svg:y="20.853cm">
            <draw:object draw:notify-on-update-of-ranges="Arkusz1.A12:Arkusz1.A19 Arkusz1.E11:Arkusz1.E11 Arkusz1.E12:Arkusz1.E19 Arkusz1.F11:Arkusz1.F11 Arkusz1.F12:Arkusz1.F1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>
            <text:p>Entities</text:p>
          </table:table-cell>
          <table:table-cell office:value-type="string">
            <text:p>main tasks per entity</text:p>
          </table:table-cell>
          <table:table-cell office:value-type="string">
            <text:p>ActiveObject total time (ms)</text:p>
          </table:table-cell>
          <table:table-cell office:value-type="string">
            <text:p>Monitor total time (ms)</text:p>
          </table:table-cell>
          <table:table-cell office:value-type="string">
            <text:p>ActiveObject side tasks mean</text:p>
          </table:table-cell>
          <table:table-cell office:value-type="string">
            <text:p>Monitor side tasks mean</text:p>
          </table:table-cell>
          <table:table-cell office:value-type="string">
            <text:p>AO ops per second</text:p>
          </table:table-cell>
          <table:table-cell office:value-type="string">
            <text:p>Monitor ops per second</text:p>
          </table:table-cell>
          <table:table-cell office:value-type="string">
            <text:p>Ratio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([.B2]+[.E2])/[.C2]" office:value-type="float" office:value="0.0720720720720721">
            <text:p>0,0720720721</text:p>
          </table:table-cell>
          <table:table-cell table:formula="of:=([.B2]+[.F2])/[.D2]" office:value-type="float" office:value="0.015748031496063">
            <text:p>0,0157480315</text:p>
          </table:table-cell>
          <table:table-cell table:formula="of:=[.G2]/[.H2]" office:value-type="float" office:value="4.57657657657658">
            <text:p>4,576576576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390">
            <text:p>1390</text:p>
          </table:table-cell>
          <table:table-cell office:value-type="float" office:value="245">
            <text:p>245</text:p>
          </table:table-cell>
          <table:table-cell office:value-type="float" office:value="302">
            <text:p>302</text:p>
          </table:table-cell>
          <table:table-cell office:value-type="float" office:value="18">
            <text:p>18</text:p>
          </table:table-cell>
          <table:table-cell table:formula="of:=([.B3]+[.E3])/[.C3]" office:value-type="float" office:value="0.230215827338129">
            <text:p>0,2302158273</text:p>
          </table:table-cell>
          <table:table-cell table:formula="of:=([.B3]+[.F3])/[.D3]" office:value-type="float" office:value="0.146938775510204">
            <text:p>0,1469387755</text:p>
          </table:table-cell>
          <table:table-cell table:formula="of:=[.G3]/[.H3]" office:value-type="float" office:value="1.56674660271783">
            <text:p>1,566746602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2267">
            <text:p>2267</text:p>
          </table:table-cell>
          <table:table-cell office:value-type="float" office:value="295">
            <text:p>295</text:p>
          </table:table-cell>
          <table:table-cell office:value-type="float" office:value="577">
            <text:p>577</text:p>
          </table:table-cell>
          <table:table-cell office:value-type="float" office:value="35">
            <text:p>35</text:p>
          </table:table-cell>
          <table:table-cell table:formula="of:=([.B4]+[.E4])/[.C4]" office:value-type="float" office:value="0.269960299955889">
            <text:p>0,2699603</text:p>
          </table:table-cell>
          <table:table-cell table:formula="of:=([.B4]+[.F4])/[.D4]" office:value-type="float" office:value="0.23728813559322">
            <text:p>0,2372881356</text:p>
          </table:table-cell>
          <table:table-cell table:formula="of:=[.G4]/[.H4]" office:value-type="float" office:value="1.13768983552839">
            <text:p>1,137689835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2570">
            <text:p>2570</text:p>
          </table:table-cell>
          <table:table-cell office:value-type="float" office:value="422">
            <text:p>422</text:p>
          </table:table-cell>
          <table:table-cell office:value-type="float" office:value="631">
            <text:p>631</text:p>
          </table:table-cell>
          <table:table-cell office:value-type="float" office:value="52">
            <text:p>52</text:p>
          </table:table-cell>
          <table:table-cell table:formula="of:=([.B5]+[.E5])/[.C5]" office:value-type="float" office:value="0.265758754863813">
            <text:p>0,2657587549</text:p>
          </table:table-cell>
          <table:table-cell table:formula="of:=([.B5]+[.F5])/[.D5]" office:value-type="float" office:value="0.246445497630332">
            <text:p>0,2464454976</text:p>
          </table:table-cell>
          <table:table-cell table:formula="of:=[.G5]/[.H5]" office:value-type="float" office:value="1.07836725531278">
            <text:p>1,078367255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float" office:value="6465">
            <text:p>6465</text:p>
          </table:table-cell>
          <table:table-cell office:value-type="float" office:value="536">
            <text:p>536</text:p>
          </table:table-cell>
          <table:table-cell office:value-type="float" office:value="1670">
            <text:p>1670</text:p>
          </table:table-cell>
          <table:table-cell office:value-type="float" office:value="69">
            <text:p>69</text:p>
          </table:table-cell>
          <table:table-cell table:formula="of:=([.B6]+[.E6])/[.C6]" office:value-type="float" office:value="0.268986852281516">
            <text:p>0,2689868523</text:p>
          </table:table-cell>
          <table:table-cell table:formula="of:=([.B6]+[.F6])/[.D6]" office:value-type="float" office:value="0.257462686567164">
            <text:p>0,2574626866</text:p>
          </table:table-cell>
          <table:table-cell table:formula="of:=[.G6]/[.H6]" office:value-type="float" office:value="1.04476052770212">
            <text:p>1,044760527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6">
            <text:p>86</text:p>
          </table:table-cell>
          <table:table-cell office:value-type="float" office:value="8450">
            <text:p>8450</text:p>
          </table:table-cell>
          <table:table-cell office:value-type="float" office:value="683">
            <text:p>683</text:p>
          </table:table-cell>
          <table:table-cell office:value-type="float" office:value="2107">
            <text:p>2107</text:p>
          </table:table-cell>
          <table:table-cell office:value-type="float" office:value="86">
            <text:p>86</text:p>
          </table:table-cell>
          <table:table-cell table:formula="of:=([.B7]+[.E7])/[.C7]" office:value-type="float" office:value="0.259526627218935">
            <text:p>0,2595266272</text:p>
          </table:table-cell>
          <table:table-cell table:formula="of:=([.B7]+[.F7])/[.D7]" office:value-type="float" office:value="0.251830161054173">
            <text:p>0,2518301611</text:p>
          </table:table-cell>
          <table:table-cell table:formula="of:=[.G7]/[.H7]" office:value-type="float" office:value="1.03056213017752">
            <text:p>1,030562130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3">
            <text:p>103</text:p>
          </table:table-cell>
          <table:table-cell office:value-type="float" office:value="8480">
            <text:p>8480</text:p>
          </table:table-cell>
          <table:table-cell office:value-type="float" office:value="804">
            <text:p>804</text:p>
          </table:table-cell>
          <table:table-cell office:value-type="float" office:value="2136">
            <text:p>2136</text:p>
          </table:table-cell>
          <table:table-cell office:value-type="float" office:value="103">
            <text:p>103</text:p>
          </table:table-cell>
          <table:table-cell table:formula="of:=([.B8]+[.E8])/[.C8]" office:value-type="float" office:value="0.264033018867925">
            <text:p>0,2640330189</text:p>
          </table:table-cell>
          <table:table-cell table:formula="of:=([.B8]+[.F8])/[.D8]" office:value-type="float" office:value="0.256218905472637">
            <text:p>0,2562189055</text:p>
          </table:table-cell>
          <table:table-cell table:formula="of:=[.G8]/[.H8]" office:value-type="float" office:value="1.0304978017952">
            <text:p>1,030497801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float" office:value="11279">
            <text:p>11279</text:p>
          </table:table-cell>
          <table:table-cell office:value-type="float" office:value="966">
            <text:p>966</text:p>
          </table:table-cell>
          <table:table-cell office:value-type="float" office:value="2730">
            <text:p>2730</text:p>
          </table:table-cell>
          <table:table-cell office:value-type="float" office:value="120">
            <text:p>120</text:p>
          </table:table-cell>
          <table:table-cell table:formula="of:=([.B9]+[.E9])/[.C9]" office:value-type="float" office:value="0.252681975352425">
            <text:p>0,2526819754</text:p>
          </table:table-cell>
          <table:table-cell table:formula="of:=([.B9]+[.F9])/[.D9]" office:value-type="float" office:value="0.248447204968944">
            <text:p>0,248447205</text:p>
          </table:table-cell>
          <table:table-cell table:formula="of:=[.G9]/[.H9]" office:value-type="float" office:value="1.01704495079351">
            <text:p>1,0170449508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office:value-type="string">
            <text:p>Entities</text:p>
          </table:table-cell>
          <table:table-cell office:value-type="string">
            <text:p>main tasks per entity</text:p>
          </table:table-cell>
          <table:table-cell office:value-type="string">
            <text:p>ActiveObject total time (ms)</text:p>
          </table:table-cell>
          <table:table-cell office:value-type="string">
            <text:p>Monitor total time (ms)</text:p>
          </table:table-cell>
          <table:table-cell office:value-type="string">
            <text:p>ActiveObject side tasks mean</text:p>
          </table:table-cell>
          <table:table-cell office:value-type="string">
            <text:p>Monitor side tasks mean</text:p>
          </table:table-cell>
          <table:table-cell office:value-type="string">
            <text:p>AO ops per second</text:p>
          </table:table-cell>
          <table:table-cell office:value-type="string">
            <text:p>Monitor ops per second</text:p>
          </table:table-cell>
          <table:table-cell office:value-type="string">
            <text:p>Rati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13">
            <text:p>1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([.B12]+[.E12])/[.C12]" office:value-type="float" office:value="0.578947368421053">
            <text:p>0,5789473684</text:p>
          </table:table-cell>
          <table:table-cell table:formula="of:=([.B12]+[.F12])/[.D12]" office:value-type="float" office:value="0.0530973451327434">
            <text:p>0,0530973451</text:p>
          </table:table-cell>
          <table:table-cell table:formula="of:=[.G12]/[.H12]" office:value-type="float" office:value="10.9035087719298">
            <text:p>10,903508771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formula="of:=([.B13]+[.E13])/[.C13]" office:value-type="float" office:value="0.225490196078431">
            <text:p>0,2254901961</text:p>
          </table:table-cell>
          <table:table-cell table:formula="of:=([.B13]+[.F13])/[.D13]" office:value-type="float" office:value="0.2">
            <text:p>0,2</text:p>
          </table:table-cell>
          <table:table-cell table:formula="of:=[.G13]/[.H13]" office:value-type="float" office:value="1.12745098039216">
            <text:p>1,1274509804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339">
            <text:p>339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table:formula="of:=([.B14]+[.E14])/[.C14]" office:value-type="float" office:value="0.153392330383481">
            <text:p>0,1533923304</text:p>
          </table:table-cell>
          <table:table-cell table:formula="of:=([.B14]+[.F14])/[.D14]" office:value-type="float" office:value="0.133333333333333">
            <text:p>0,1333333333</text:p>
          </table:table-cell>
          <table:table-cell table:formula="of:=[.G14]/[.H14]" office:value-type="float" office:value="1.15044247787611">
            <text:p>1,150442477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53">
            <text:p>253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table:formula="of:=([.B15]+[.E15])/[.C15]" office:value-type="float" office:value="0.0988142292490119">
            <text:p>0,0988142292</text:p>
          </table:table-cell>
          <table:table-cell table:formula="of:=([.B15]+[.F15])/[.D15]" office:value-type="float" office:value="0.0869565217391304">
            <text:p>0,0869565217</text:p>
          </table:table-cell>
          <table:table-cell table:formula="of:=[.G15]/[.H15]" office:value-type="float" office:value="1.13636363636364">
            <text:p>1,1363636364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322">
            <text:p>322</text:p>
          </table:table-cell>
          <table:table-cell office:value-type="float" office:value="87">
            <text:p>87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table:formula="of:=([.B16]+[.E16])/[.C16]" office:value-type="float" office:value="0.077639751552795">
            <text:p>0,0776397516</text:p>
          </table:table-cell>
          <table:table-cell table:formula="of:=([.B16]+[.F16])/[.D16]" office:value-type="float" office:value="0.0689655172413793">
            <text:p>0,0689655172</text:p>
          </table:table-cell>
          <table:table-cell table:formula="of:=[.G16]/[.H16]" office:value-type="float" office:value="1.12577639751553">
            <text:p>1,125776397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2048">
            <text:p>2048</text:p>
          </table:table-cell>
          <table:table-cell office:value-type="float" office:value="107">
            <text:p>107</text:p>
          </table:table-cell>
          <table:table-cell office:value-type="float" office:value="155">
            <text:p>155</text:p>
          </table:table-cell>
          <table:table-cell office:value-type="float" office:value="3">
            <text:p>3</text:p>
          </table:table-cell>
          <table:table-cell table:formula="of:=([.B17]+[.E17])/[.C17]" office:value-type="float" office:value="0.0771484375">
            <text:p>0,0771484375</text:p>
          </table:table-cell>
          <table:table-cell table:formula="of:=([.B17]+[.F17])/[.D17]" office:value-type="float" office:value="0.0560747663551402">
            <text:p>0,0560747664</text:p>
          </table:table-cell>
          <table:table-cell table:formula="of:=[.G17]/[.H17]" office:value-type="float" office:value="1.37581380208333">
            <text:p>1,3758138021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17779">
            <text:p>17779</text:p>
          </table:table-cell>
          <table:table-cell office:value-type="float" office:value="134">
            <text:p>134</text:p>
          </table:table-cell>
          <table:table-cell office:value-type="float" office:value="1151">
            <text:p>1151</text:p>
          </table:table-cell>
          <table:table-cell office:value-type="float" office:value="3">
            <text:p>3</text:p>
          </table:table-cell>
          <table:table-cell table:formula="of:=([.B18]+[.E18])/[.C18]" office:value-type="float" office:value="0.0649080375724169">
            <text:p>0,0649080376</text:p>
          </table:table-cell>
          <table:table-cell table:formula="of:=([.B18]+[.F18])/[.D18]" office:value-type="float" office:value="0.0447761194029851">
            <text:p>0,0447761194</text:p>
          </table:table-cell>
          <table:table-cell table:formula="of:=[.G18]/[.H18]" office:value-type="float" office:value="1.44961283911731">
            <text:p>1,449612839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401">
            <text:p>401</text:p>
          </table:table-cell>
          <table:table-cell office:value-type="float" office:value="156">
            <text:p>15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formula="of:=([.B19]+[.E19])/[.C19]" office:value-type="float" office:value="0.0448877805486284">
            <text:p>0,0448877805</text:p>
          </table:table-cell>
          <table:table-cell table:formula="of:=([.B19]+[.F19])/[.D19]" office:value-type="float" office:value="0.0384615384615385">
            <text:p>0,0384615385</text:p>
          </table:table-cell>
          <table:table-cell table:formula="of:=[.G19]/[.H19]" office:value-type="float" office:value="1.16708229426434">
            <text:p>1,1670822943</text:p>
          </table:table-cell>
        </table:table-row>
        <table:table-row table:style-name="ro2" table:number-rows-repeated="72">
          <table:table-cell table:number-columns-repeated="9"/>
        </table:table-row>
        <table:table-row table:style-name="ro2">
          <table:table-cell office:value-type="string" table:number-columns-spanned="9" table:number-rows-spanned="1">
            <text:p>Wnioski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1. ilość operacji na jednostkę czasu korzystniejsza w przypadku active object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2. czas wykonania active object rośnie liniowo względem ilości powtórzeń działania; w przypadku rosnacej ilości wątków sam active object rzadziej otzrymuje kwant czasu i czas wykonania rośnie wykładniczo</text:p>
          </table:table-cell>
          <table:covered-table-cell table:number-columns-repeated="8"/>
        </table:table-row>
        <table:table-row table:style-name="ro2">
          <table:table-cell office:value-type="string" table:number-columns-spanned="9" table:number-rows-spanned="1">
            <text:p>3. w przypadku, gdy nie ma potrzeby wykonywania działań pobocznych, czas wykonania jest bardziej korzystny przy użyciu rozwiązania monitorowego</text:p>
          </table:table-cell>
          <table:covered-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00.00.0000</text:date>, <text:time style:data-style-name="N2" text:time-value="0000-00-00T09:54:14.31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8T17:45:16.80</meta:creation-date>
    <dc:date>2013-12-16T10:05:20.73</dc:date>
    <meta:editing-duration>PT4M41S</meta:editing-duration>
    <meta:editing-cycles>4</meta:editing-cycles>
    <meta:generator>LibreOffice/4.0.1.2$Windows_x86 LibreOffice_project/84102822e3d61eb989ddd325abf1ac077904985</meta:generator>
    <meta:document-statistic meta:table-count="1" meta:cell-count="16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5cm" svg:height="9.014cm" xlink:href=".." xlink:type="simple" chart:class="chart:bar" chart:style-name="ch1">
        <chart:title svg:x="6.626cm" svg:y="0.316cm" chart:style-name="ch2">
          <text:p>Ilość operacji</text:p>
        </chart:title>
        <chart:subtitle svg:x="5.461cm" svg:y="1.275cm" chart:style-name="ch3">
          <text:p>przy stałej ilości wątków (20)</text:p>
        </chart:subtitle>
        <chart:legend chart:legend-position="bottom" svg:x="4.166cm" svg:y="8.205cm" style:legend-expansion="wide" chart:style-name="ch4"/>
        <chart:plot-area chart:style-name="ch5" table:cell-range-address="Arkusz1.B2:Arkusz1.B9 Arkusz1.G1:Arkusz1.H9" chart:data-source-has-labels="both" svg:x="1.357cm" svg:y="2.318cm" svg:width="13.99cm" svg:height="4.699cm">
          <chartooo:coordinate-region svg:x="2.269cm" svg:y="2.531cm" svg:width="13.078cm" svg:height="3.813cm"/>
          <chart:axis chart:dimension="x" chart:name="primary-x" chart:style-name="ch6" chartooo:axis-type="auto">
            <chartooo:date-scale/>
            <chart:title svg:x="4.075cm" svg:y="7.198cm" chart:style-name="ch7">
              <text:p>Ilość wykonywanych działań przez producenta/konsumenta</text:p>
            </chart:title>
            <chart:categories table:cell-range-address="Arkusz1.B2:Arkusz1.B9"/>
          </chart:axis>
          <chart:axis chart:dimension="y" chart:name="primary-y" chart:style-name="ch8">
            <chart:title svg:x="0.451cm" svg:y="7.238cm" chart:style-name="ch9">
              <text:p>Ilość "operacji" na jednostkę czasu</text:p>
            </chart:title>
            <chart:grid chart:style-name="ch10" chart:class="major"/>
          </chart:axis>
          <chart:series chart:style-name="ch11" chart:values-cell-range-address="Arkusz1.G2:Arkusz1.G9" chart:label-cell-address="Arkusz1.G1:Arkusz1.G1" chart:class="chart:bar">
            <chart:data-point chart:repeated="8"/>
          </chart:series>
          <chart:series chart:style-name="ch12" chart:values-cell-range-address="Arkusz1.H2:Arkusz1.H9" chart:label-cell-address="Arkusz1.H1:Arkusz1.H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O ops per second</text:p>
                <draw:g>
                  <svg:desc>Arkusz1.G1:Arkusz1.G1</svg:desc>
                </draw:g>
              </table:table-cell>
              <table:table-cell office:value-type="string">
                <text:p>Monitor ops per second</text:p>
                <draw:g>
                  <svg:desc>Arkusz1.H1:Arkusz1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B2:Arkusz1.B9</svg:desc>
                </draw:g>
              </table:table-cell>
              <table:table-cell office:value-type="float" office:value="0.0720720720720721">
                <text:p>0.0720720720720721</text:p>
                <draw:g>
                  <svg:desc>Arkusz1.G2:Arkusz1.G9</svg:desc>
                </draw:g>
              </table:table-cell>
              <table:table-cell office:value-type="float" office:value="0.015748031496063">
                <text:p>0.015748031496063</text:p>
                <draw:g>
                  <svg:desc>Arkusz1.H2:Arkusz1.H9</svg:desc>
                </draw:g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230215827338129">
                <text:p>0.230215827338129</text:p>
              </table:table-cell>
              <table:table-cell office:value-type="float" office:value="0.146938775510204">
                <text:p>0.14693877551020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269960299955889">
                <text:p>0.269960299955889</text:p>
              </table:table-cell>
              <table:table-cell office:value-type="float" office:value="0.23728813559322">
                <text:p>0.2372881355932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265758754863813">
                <text:p>0.265758754863813</text:p>
              </table:table-cell>
              <table:table-cell office:value-type="float" office:value="0.246445497630332">
                <text:p>0.24644549763033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268986852281516">
                <text:p>0.268986852281516</text:p>
              </table:table-cell>
              <table:table-cell office:value-type="float" office:value="0.257462686567164">
                <text:p>0.257462686567164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259526627218935">
                <text:p>0.259526627218935</text:p>
              </table:table-cell>
              <table:table-cell office:value-type="float" office:value="0.251830161054173">
                <text:p>0.251830161054173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.264033018867925">
                <text:p>0.264033018867925</text:p>
              </table:table-cell>
              <table:table-cell office:value-type="float" office:value="0.256218905472637">
                <text:p>0.25621890547263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52681975352425">
                <text:p>0.252681975352425</text:p>
              </table:table-cell>
              <table:table-cell office:value-type="float" office:value="0.248447204968944">
                <text:p>0.2484472049689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5cm" svg:height="8.988cm" xlink:href=".." xlink:type="simple" chart:class="chart:bar" chart:style-name="ch1">
        <chart:title svg:x="6.626cm" svg:y="0.315cm" chart:style-name="ch2">
          <text:p>Ilość operacji</text:p>
        </chart:title>
        <chart:subtitle svg:x="3.477cm" svg:y="1.273cm" chart:style-name="ch3">
          <text:p>przy stałej ilości działań producenta/konsumenta (3)</text:p>
        </chart:subtitle>
        <chart:legend chart:legend-position="bottom" svg:x="4.166cm" svg:y="8.179cm" style:legend-expansion="wide" chart:style-name="ch4"/>
        <chart:plot-area chart:style-name="ch5" table:cell-range-address="Arkusz1.A12:Arkusz1.A19 Arkusz1.G11:Arkusz1.H19" chart:data-source-has-labels="both" svg:x="1.357cm" svg:y="2.314cm" svg:width="13.99cm" svg:height="4.678cm">
          <chartooo:coordinate-region svg:x="2.084cm" svg:y="2.527cm" svg:width="13.263cm" svg:height="3.792cm"/>
          <chart:axis chart:dimension="x" chart:name="primary-x" chart:style-name="ch6" chartooo:axis-type="auto">
            <chartooo:date-scale/>
            <chart:title svg:x="3.254cm" svg:y="7.172cm" chart:style-name="ch7">
              <text:p>Ilość wątków w systemie (n oznacza n konsumentów i n producentów)</text:p>
            </chart:title>
            <chart:categories table:cell-range-address="Arkusz1.A12:Arkusz1.A19"/>
          </chart:axis>
          <chart:axis chart:dimension="y" chart:name="primary-y" chart:style-name="ch8">
            <chart:title svg:x="0.451cm" svg:y="7.224cm" chart:style-name="ch9">
              <text:p>Ilość "operacji" na jednostkę czasu</text:p>
            </chart:title>
            <chart:grid chart:style-name="ch10" chart:class="major"/>
          </chart:axis>
          <chart:series chart:style-name="ch11" chart:values-cell-range-address="Arkusz1.G12:Arkusz1.G19" chart:label-cell-address="Arkusz1.G11:Arkusz1.G11" chart:class="chart:bar">
            <chart:data-point chart:repeated="8"/>
          </chart:series>
          <chart:series chart:style-name="ch12" chart:values-cell-range-address="Arkusz1.H12:Arkusz1.H19" chart:label-cell-address="Arkusz1.H11:Arkusz1.H1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O ops per second</text:p>
                <draw:g>
                  <svg:desc>Arkusz1.G11:Arkusz1.G11</svg:desc>
                </draw:g>
              </table:table-cell>
              <table:table-cell office:value-type="string">
                <text:p>Monitor ops per second</text:p>
                <draw:g>
                  <svg:desc>Arkusz1.H11:Arkusz1.H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A12:Arkusz1.A19</svg:desc>
                </draw:g>
              </table:table-cell>
              <table:table-cell office:value-type="float" office:value="0.578947368421053">
                <text:p>0.578947368421053</text:p>
                <draw:g>
                  <svg:desc>Arkusz1.G12:Arkusz1.G19</svg:desc>
                </draw:g>
              </table:table-cell>
              <table:table-cell office:value-type="float" office:value="0.0530973451327434">
                <text:p>0.0530973451327434</text:p>
                <draw:g>
                  <svg:desc>Arkusz1.H12:Arkusz1.H19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25490196078431">
                <text:p>0.22549019607843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153392330383481">
                <text:p>0.153392330383481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988142292490119">
                <text:p>0.0988142292490119</text:p>
              </table:table-cell>
              <table:table-cell office:value-type="float" office:value="0.0869565217391304">
                <text:p>0.086956521739130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77639751552795">
                <text:p>0.077639751552795</text:p>
              </table:table-cell>
              <table:table-cell office:value-type="float" office:value="0.0689655172413793">
                <text:p>0.068965517241379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0771484375">
                <text:p>0.0771484375</text:p>
              </table:table-cell>
              <table:table-cell office:value-type="float" office:value="0.0560747663551402">
                <text:p>0.05607476635514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0649080375724169">
                <text:p>0.0649080375724169</text:p>
              </table:table-cell>
              <table:table-cell office:value-type="float" office:value="0.0447761194029851">
                <text:p>0.044776119402985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448877805486284">
                <text:p>0.0448877805486284</text:p>
              </table:table-cell>
              <table:table-cell office:value-type="float" office:value="0.0384615384615385">
                <text:p>0.03846153846153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5cm" svg:height="8.988cm" xlink:href=".." xlink:type="simple" chart:class="chart:bar" chart:style-name="ch1">
        <chart:title svg:x="6.334cm" svg:y="0.315cm" chart:style-name="ch2">
          <text:p>Czas wykonania</text:p>
        </chart:title>
        <chart:subtitle svg:x="4.319cm" svg:y="1.22cm" chart:style-name="ch3">
          <text:p>przy stałej ilości wątków w systemie (20)</text:p>
        </chart:subtitle>
        <chart:legend chart:legend-position="bottom" svg:x="3.584cm" svg:y="8.179cm" style:legend-expansion="wide" chart:style-name="ch4"/>
        <chart:plot-area chart:style-name="ch5" table:cell-range-address="Arkusz1.B2:Arkusz1.D9 Arkusz1.C1:Arkusz1.D1" chart:data-source-has-labels="both" svg:x="1.357cm" svg:y="2.314cm" svg:width="13.99cm" svg:height="4.678cm">
          <chartooo:coordinate-region svg:x="2.534cm" svg:y="2.526cm" svg:width="12.813cm" svg:height="3.793cm"/>
          <chart:axis chart:dimension="x" chart:name="primary-x" chart:style-name="ch6" chartooo:axis-type="auto">
            <chartooo:date-scale/>
            <chart:title svg:x="5.305cm" svg:y="7.172cm" chart:style-name="ch7">
              <text:p>Ilość działań per producenta/konsumenta</text:p>
            </chart:title>
            <chart:categories table:cell-range-address="Arkusz1.B2:Arkusz1.B9"/>
          </chart:axis>
          <chart:axis chart:dimension="y" chart:name="primary-y" chart:style-name="ch8">
            <chart:title svg:x="0.451cm" svg:y="7.224cm" chart:style-name="ch9">
              <text:p>Czas całkowitego wykonania w ms</text:p>
            </chart:title>
            <chart:grid chart:style-name="ch10" chart:class="major"/>
          </chart:axis>
          <chart:series chart:style-name="ch11" chart:values-cell-range-address="Arkusz1.C2:Arkusz1.C9" chart:label-cell-address="Arkusz1.C1:Arkusz1.C1" chart:class="chart:bar">
            <chart:data-point chart:repeated="8"/>
          </chart:series>
          <chart:series chart:style-name="ch12" chart:values-cell-range-address="Arkusz1.D2:Arkusz1.D9" chart:label-cell-address="Arkusz1.D1:Arkusz1.D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eObject total time (ms)</text:p>
                <draw:g>
                  <svg:desc>Arkusz1.C1:Arkusz1.C1</svg:desc>
                </draw:g>
              </table:table-cell>
              <table:table-cell office:value-type="string">
                <text:p>Monitor total time (ms)</text:p>
                <draw:g>
                  <svg:desc>Arkusz1.D1:Arkusz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B2:Arkusz1.B9</svg:desc>
                </draw:g>
              </table:table-cell>
              <table:table-cell office:value-type="float" office:value="111">
                <text:p>111</text:p>
                <draw:g>
                  <svg:desc>Arkusz1.C2:Arkusz1.C9</svg:desc>
                </draw:g>
              </table:table-cell>
              <table:table-cell office:value-type="float" office:value="127">
                <text:p>127</text:p>
                <draw:g>
                  <svg:desc>Arkusz1.D2:Arkusz1.D9</svg:desc>
                </draw:g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390">
                <text:p>139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267">
                <text:p>2267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570">
                <text:p>2570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465">
                <text:p>6465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450">
                <text:p>8450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8480">
                <text:p>8480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279">
                <text:p>11279</text:p>
              </table:table-cell>
              <table:table-cell office:value-type="float" office:value="966">
                <text:p>9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5cm" svg:height="8.987cm" xlink:href=".." xlink:type="simple" chart:class="chart:bar" chart:style-name="ch1">
        <chart:title svg:x="5.395cm" svg:y="0.315cm" chart:style-name="ch2">
          <text:p>Całkowity czas wykonania</text:p>
        </chart:title>
        <chart:subtitle svg:x="3.477cm" svg:y="1.273cm" chart:style-name="ch3">
          <text:p>przy stałej ilości działań producenta/konsumenta (3)</text:p>
        </chart:subtitle>
        <chart:legend chart:legend-position="bottom" svg:x="3.584cm" svg:y="8.178cm" style:legend-expansion="wide" chart:style-name="ch4"/>
        <chart:plot-area chart:style-name="ch5" table:cell-range-address="Arkusz1.A12:Arkusz1.A19 Arkusz1.C11:Arkusz1.D19" chart:data-source-has-labels="both" svg:x="1.357cm" svg:y="2.314cm" svg:width="13.99cm" svg:height="4.677cm">
          <chartooo:coordinate-region svg:x="2.534cm" svg:y="2.526cm" svg:width="12.813cm" svg:height="3.792cm"/>
          <chart:axis chart:dimension="x" chart:name="primary-x" chart:style-name="ch6" chartooo:axis-type="auto">
            <chartooo:date-scale/>
            <chart:title svg:x="3.254cm" svg:y="7.171cm" chart:style-name="ch7">
              <text:p>Ilość wątków w systemie (n oznacza n producentów i n konsumentów)</text:p>
            </chart:title>
            <chart:categories table:cell-range-address="Arkusz1.A12:Arkusz1.A19"/>
          </chart:axis>
          <chart:axis chart:dimension="y" chart:name="primary-y" chart:style-name="ch8">
            <chart:title svg:x="0.451cm" svg:y="7.011cm" chart:style-name="ch9">
              <text:p>Całkowity czas wykonania w ms</text:p>
            </chart:title>
            <chart:grid chart:style-name="ch10" chart:class="major"/>
          </chart:axis>
          <chart:series chart:style-name="ch11" chart:values-cell-range-address="Arkusz1.C12:Arkusz1.C19" chart:label-cell-address="Arkusz1.C11:Arkusz1.C11" chart:class="chart:bar">
            <chart:data-point chart:repeated="8"/>
          </chart:series>
          <chart:series chart:style-name="ch12" chart:values-cell-range-address="Arkusz1.D12:Arkusz1.D19" chart:label-cell-address="Arkusz1.D11:Arkusz1.D1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eObject total time (ms)</text:p>
                <draw:g>
                  <svg:desc>Arkusz1.C11:Arkusz1.C11</svg:desc>
                </draw:g>
              </table:table-cell>
              <table:table-cell office:value-type="string">
                <text:p>Monitor total time (ms)</text:p>
                <draw:g>
                  <svg:desc>Arkusz1.D11:Arkusz1.D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A12:Arkusz1.A19</svg:desc>
                </draw:g>
              </table:table-cell>
              <table:table-cell office:value-type="float" office:value="19">
                <text:p>19</text:p>
                <draw:g>
                  <svg:desc>Arkusz1.C12:Arkusz1.C19</svg:desc>
                </draw:g>
              </table:table-cell>
              <table:table-cell office:value-type="float" office:value="113">
                <text:p>113</text:p>
                <draw:g>
                  <svg:desc>Arkusz1.D12:Arkusz1.D19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39">
                <text:p>33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53">
                <text:p>25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22">
                <text:p>32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048">
                <text:p>204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7779">
                <text:p>1777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01">
                <text:p>401</text:p>
              </table:table-cell>
              <table:table-cell office:value-type="float" office:value="156">
                <text:p>1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5cm" svg:height="8.988cm" xlink:href=".." xlink:type="simple" chart:class="chart:bar" chart:style-name="ch1">
        <chart:title svg:x="5.303cm" svg:y="0.315cm" chart:style-name="ch2">
          <text:p>Ilość dodatkowych operacji</text:p>
        </chart:title>
        <chart:subtitle svg:x="4.429cm" svg:y="1.273cm" chart:style-name="ch3">
          <text:p>przy stałej ilości wątków w systemie (20)</text:p>
        </chart:subtitle>
        <chart:legend chart:legend-position="bottom" svg:x="3.266cm" svg:y="8.179cm" style:legend-expansion="wide" chart:style-name="ch4"/>
        <chart:plot-area chart:style-name="ch5" table:cell-range-address="Arkusz1.B2:Arkusz1.B9 Arkusz1.E1:Arkusz1.F9" chart:data-source-has-labels="both" svg:x="1.327cm" svg:y="2.341cm" svg:width="13.989cm" svg:height="4.679cm">
          <chartooo:coordinate-region svg:x="2.319cm" svg:y="2.554cm" svg:width="12.997cm" svg:height="3.793cm"/>
          <chart:axis chart:dimension="x" chart:name="primary-x" chart:style-name="ch6" chartooo:axis-type="auto">
            <chartooo:date-scale/>
            <chart:title svg:x="5.512cm" svg:y="7.2cm" chart:style-name="ch7">
              <text:p>Ilość podstawowych działań per wątek</text:p>
            </chart:title>
            <chart:categories table:cell-range-address="Arkusz1.B2:Arkusz1.B9"/>
          </chart:axis>
          <chart:axis chart:dimension="y" chart:name="primary-y" chart:style-name="ch8">
            <chart:title svg:x="0.421cm" svg:y="7.357cm" chart:style-name="ch9">
              <text:p>Ilość dodatkowych działań per wątek</text:p>
            </chart:title>
            <chart:grid chart:style-name="ch10" chart:class="major"/>
          </chart:axis>
          <chart:series chart:style-name="ch11" chart:values-cell-range-address="Arkusz1.E2:Arkusz1.E9" chart:label-cell-address="Arkusz1.E1:Arkusz1.E1" chart:class="chart:bar">
            <chart:data-point chart:repeated="8"/>
          </chart:series>
          <chart:series chart:style-name="ch12" chart:values-cell-range-address="Arkusz1.F2:Arkusz1.F9" chart:label-cell-address="Arkusz1.F1:Arkusz1.F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eObject side tasks mean</text:p>
                <draw:g>
                  <svg:desc>Arkusz1.E1:Arkusz1.E1</svg:desc>
                </draw:g>
              </table:table-cell>
              <table:table-cell office:value-type="string">
                <text:p>Monitor side tasks mean</text:p>
                <draw:g>
                  <svg:desc>Arkusz1.F1:Arkusz1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B2:Arkusz1.B9</svg:desc>
                </draw:g>
              </table:table-cell>
              <table:table-cell office:value-type="float" office:value="7">
                <text:p>7</text:p>
                <draw:g>
                  <svg:desc>Arkusz1.E2:Arkusz1.E9</svg:desc>
                </draw:g>
              </table:table-cell>
              <table:table-cell office:value-type="float" office:value="1">
                <text:p>1</text:p>
                <draw:g>
                  <svg:desc>Arkusz1.F2:Arkusz1.F9</svg:desc>
                </draw:g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02">
                <text:p>30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577">
                <text:p>5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631">
                <text:p>63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670">
                <text:p>16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107">
                <text:p>210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2136">
                <text:p>213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730">
                <text:p>2730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6cm" svg:height="8.988cm" xlink:href=".." xlink:type="simple" chart:class="chart:bar" chart:style-name="ch1">
        <chart:title svg:x="5.463cm" svg:y="0.343cm" chart:style-name="ch2">
          <text:p>Ilość dodatkowych zadań</text:p>
        </chart:title>
        <chart:subtitle svg:x="4.801cm" svg:y="1.273cm" chart:style-name="ch3">
          <text:p>przy stałej ilości zadań per wątek (3)</text:p>
        </chart:subtitle>
        <chart:legend chart:legend-position="bottom" svg:x="3.267cm" svg:y="8.179cm" style:legend-expansion="wide" chart:style-name="ch4"/>
        <chart:plot-area chart:style-name="ch5" table:cell-range-address="Arkusz1.A12:Arkusz1.A19 Arkusz1.E11:Arkusz1.F19" chart:data-source-has-labels="both" svg:x="1.357cm" svg:y="2.314cm" svg:width="13.991cm" svg:height="4.678cm">
          <chartooo:coordinate-region svg:x="2.349cm" svg:y="2.526cm" svg:width="12.999cm" svg:height="3.793cm"/>
          <chart:axis chart:dimension="x" chart:name="primary-x" chart:style-name="ch6" chartooo:axis-type="auto">
            <chartooo:date-scale/>
            <chart:title svg:x="4.114cm" svg:y="7.172cm" chart:style-name="ch7">
              <text:p>Ilość wątków (n oznacza n konsumentów i n producentów)</text:p>
            </chart:title>
            <chart:categories table:cell-range-address="Arkusz1.A12:Arkusz1.A19"/>
          </chart:axis>
          <chart:axis chart:dimension="y" chart:name="primary-y" chart:style-name="ch8">
            <chart:title svg:x="0.451cm" svg:y="7.25cm" chart:style-name="ch9">
              <text:p>Ilosć dodatkowych zadań per wątek</text:p>
            </chart:title>
            <chart:grid chart:style-name="ch10" chart:class="major"/>
          </chart:axis>
          <chart:series chart:style-name="ch11" chart:values-cell-range-address="Arkusz1.E12:Arkusz1.E19" chart:label-cell-address="Arkusz1.E11:Arkusz1.E11" chart:class="chart:bar">
            <chart:data-point chart:repeated="8"/>
          </chart:series>
          <chart:series chart:style-name="ch12" chart:values-cell-range-address="Arkusz1.F12:Arkusz1.F19" chart:label-cell-address="Arkusz1.F11:Arkusz1.F1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eObject side tasks mean</text:p>
                <draw:g>
                  <svg:desc>Arkusz1.E11:Arkusz1.E11</svg:desc>
                </draw:g>
              </table:table-cell>
              <table:table-cell office:value-type="string">
                <text:p>Monitor side tasks mean</text:p>
                <draw:g>
                  <svg:desc>Arkusz1.F11:Arkusz1.F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A12:Arkusz1.A19</svg:desc>
                </draw:g>
              </table:table-cell>
              <table:table-cell office:value-type="float" office:value="8">
                <text:p>8</text:p>
                <draw:g>
                  <svg:desc>Arkusz1.E12:Arkusz1.E19</svg:desc>
                </draw:g>
              </table:table-cell>
              <table:table-cell office:value-type="float" office:value="3">
                <text:p>3</text:p>
                <draw:g>
                  <svg:desc>Arkusz1.F12:Arkusz1.F19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55">
                <text:p>1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151">
                <text:p>11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